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perator strumieniowy dla klasy wzorcowej</text:h>
      <text:p text:style-name="Text_20_body">Opis ze strony <text:a xlink:type="simple" xlink:href="http://stackoverflow.com/questions/4660123/overloading-friend-operator-for-template-class" office:target-frame-name="_blank" xlink:show="new" text:style-name="Internet_20_link" text:visited-style-name="Visited_20_Internet_20_Link">http://stackoverflow.com/questions/4660123/overloading-friend-operator-for-template-class</text:a>:</text:p>
      <text:p text:style-name="Text_20_body">---------------</text:p>
      <text:p text:style-name="Text_20_body">This is one of those frequently asked questions that have different approaches that are similar but not really the same. The three approaches differ in who you are declaring to be a friend of your function --and then on how you implement it.</text:p>
      <text:p text:style-name="Text_20_body"><text:span text:style-name="Strong_20_Emphasis">The extrovert</text:span></text:p>
      <text:p text:style-name="Text_20_body">Declare all instantiations of the template as friends. This is what you have accepted as answer, and also what most of the other answers propose. In this approach you are needlessly opening your particular instantiation <text:span text:style-name="Source_20_Text">D&lt;T&gt;</text:span> by declaring friends all <text:span text:style-name="Source_20_Text">operator&lt;&lt;</text:span> instantiations. That is, <text:span text:style-name="Source_20_Text">std::ostream&amp; operator&lt;&lt;( std::ostream &amp;, const D&lt;int&gt;&amp; )</text:span> has access to all internals of <text:span text:style-name="Source_20_Text">D&lt;double&gt;</text:span>.</text:p>
      <text:p text:style-name="Preformatted_20_Text"><text:span text:style-name="Source_20_Text">template &lt;typename T&gt;</text:span></text:p>
      <text:p text:style-name="Preformatted_20_Text"><text:span text:style-name="Source_20_Text">class Test {</text:span></text:p>
      <text:p text:style-name="Preformatted_20_Text"><text:span text:style-name="Source_20_Text"><text:s text:c="3"/>template &lt;typename U&gt; <text:s text:c="5"/>// all instantiations of this template are my friends</text:span></text:p>
      <text:p text:style-name="Preformatted_20_Text"><text:span text:style-name="Source_20_Text"><text:s text:c="3"/>friend std::ostream&amp; operator&lt;&lt;( std::ostream&amp;, const Test&lt;U&gt;&amp; );</text:span></text:p>
      <text:p text:style-name="Preformatted_20_Text"><text:span text:style-name="Source_20_Text">};</text:span></text:p>
      <text:p text:style-name="Preformatted_20_Text"><text:span text:style-name="Source_20_Text">template &lt;typename T&gt;</text:span></text:p>
      <text:p text:style-name="Preformatted_20_Text"><text:span text:style-name="Source_20_Text">std::ostream&amp; operator&lt;&lt;( std::ostream&amp; o, const Test&lt;T&gt;&amp; ) {</text:span></text:p>
      <text:p text:style-name="Preformatted_20_Text"><text:span text:style-name="Source_20_Text"><text:s text:c="3"/>// Can access all Test&lt;int&gt;, Test&lt;double&gt;... regardless of what T is</text:span></text:p>
      <text:p text:style-name="P1"><text:span text:style-name="Source_20_Text">}</text:span></text:p>
      <text:p text:style-name="Text_20_body"><text:span text:style-name="Strong_20_Emphasis">The introverts</text:span></text:p>
      <text:p text:style-name="Text_20_body">Only declare a particular instantiation of the insertion operator as a friend. <text:span text:style-name="Source_20_Text">D&lt;int&gt;</text:span> may like the insertion operator when applied to itself, but it does not want anything to do with <text:span text:style-name="Source_20_Text">std::ostream&amp; operator&lt;&lt;( std::ostream&amp;, const D&lt;double&gt;&amp; )</text:span>.</text:p>
      <text:p text:style-name="Text_20_body">This can be done in two ways, the simple way being as @Emery Berger proposed, which is inlining the operator --which is also a good idea for other reasons:</text:p>
      <text:p text:style-name="Preformatted_20_Text"><text:span text:style-name="Source_20_Text">template &lt;typename T&gt;</text:span></text:p>
      <text:p text:style-name="Preformatted_20_Text"><text:span text:style-name="Source_20_Text">class Test {</text:span></text:p>
      <text:p text:style-name="Preformatted_20_Text"><text:span text:style-name="Source_20_Text"><text:s text:c="3"/>friend std::ostream&amp; operator&lt;&lt;( std::ostream&amp; o, const Test&amp; t ) {</text:span></text:p>
      <text:p text:style-name="Preformatted_20_Text"><text:span text:style-name="Source_20_Text"><text:s text:c="6"/>// can access the enclosing Test. If T is int, it cannot access Test&lt;double&gt;</text:span></text:p>
      <text:p text:style-name="Preformatted_20_Text"><text:span text:style-name="Source_20_Text"><text:s text:c="3"/>}</text:span></text:p>
      <text:p text:style-name="P1"><text:span text:style-name="Source_20_Text">};</text:span></text:p>
      <text:p text:style-name="Text_20_body">In this first version, you are <text:span text:style-name="Emphasis">not</text:span> creating a templated <text:span text:style-name="Source_20_Text">operator&lt;&lt;</text:span>, but rather a non-templated function for each instantiation of the <text:span text:style-name="Source_20_Text">Test</text:span> template. Again, the difference is subtle but this is basically equivalent to manually adding: <text:span text:style-name="Source_20_Text">std::ostream&amp; operator&lt;&lt;( std::ostream&amp;, const Test&lt;int&gt;&amp; )</text:span> when you instantiate <text:span text:style-name="Source_20_Text">Test&lt;int&gt;</text:span>, and another similar overload when you instantiate <text:span text:style-name="Source_20_Text">Test</text:span> with <text:span text:style-name="Source_20_Text">double</text:span>, or with any other type.</text:p>
      <text:p text:style-name="Text_20_body"><text:soft-page-break/>The third version is more cumbersome. Without inlining the code, and with the use of a template, you can declare a single instantiation of the template a friend of your class, without opening yourself to <text:span text:style-name="Emphasis">all</text:span> other instantiations:</text:p>
      <text:p text:style-name="Preformatted_20_Text"><text:span text:style-name="Source_20_Text">// Forward declare both templates:</text:span></text:p>
      <text:p text:style-name="Preformatted_20_Text"><text:span text:style-name="Source_20_Text">template &lt;typename T&gt; class Test;</text:span></text:p>
      <text:p text:style-name="Preformatted_20_Text"><text:span text:style-name="Source_20_Text">template &lt;typename T&gt; std::ostream&amp; operator&lt;&lt;( std::ostream&amp;, const Test&lt;T&gt;&amp; );</text:span></text:p>
      <text:p text:style-name="Preformatted_20_Text"/>
      <text:p text:style-name="Preformatted_20_Text"><text:span text:style-name="Source_20_Text">// Declare the actual templates:</text:span></text:p>
      <text:p text:style-name="Preformatted_20_Text"><text:span text:style-name="Source_20_Text">template &lt;typename T&gt;</text:span></text:p>
      <text:p text:style-name="Preformatted_20_Text"><text:span text:style-name="Source_20_Text">class Test {</text:span></text:p>
      <text:p text:style-name="Preformatted_20_Text"><text:span text:style-name="Source_20_Text"><text:s text:c="3"/>friend std::ostream&amp; operator&lt;&lt; &lt;T&gt;( std::ostream&amp;, const Test&lt;T&gt;&amp; );</text:span></text:p>
      <text:p text:style-name="Preformatted_20_Text"><text:span text:style-name="Source_20_Text">};</text:span></text:p>
      <text:p text:style-name="Preformatted_20_Text"><text:span text:style-name="Source_20_Text">// Implement the operator</text:span></text:p>
      <text:p text:style-name="Preformatted_20_Text"><text:span text:style-name="Source_20_Text">template &lt;typename T&gt;</text:span></text:p>
      <text:p text:style-name="Preformatted_20_Text"><text:span text:style-name="Source_20_Text">std::ostream&amp; operator&lt;&lt;( std::ostream&amp; o, const Test&lt;T&gt;&amp; t ) {</text:span></text:p>
      <text:p text:style-name="Preformatted_20_Text"><text:span text:style-name="Source_20_Text"><text:s text:c="3"/>// Can only access Test&lt;T&gt; for the same T as is instantiating, that is:</text:span></text:p>
      <text:p text:style-name="Preformatted_20_Text"><text:span text:style-name="Source_20_Text"><text:s text:c="3"/>// if T is int, this template cannot access Test&lt;double&gt;, Test&lt;char&gt; ...</text:span></text:p>
      <text:p text:style-name="P1"><text:span text:style-name="Source_20_Text">}</text:span></text:p>
      <text:p text:style-name="Text_20_body"><text:span text:style-name="Strong_20_Emphasis">Taking advantage of the extrovert</text:span></text:p>
      <text:p text:style-name="Text_20_body">The subtle difference between this third option and the first is in how much you are opening to other classes. An example of abuse in the <text:span text:style-name="Emphasis">extrovert</text:span> version would be someone that wants to get access into your internals and does this:</text:p>
      <text:p text:style-name="Preformatted_20_Text"><text:span text:style-name="Source_20_Text">namespace hacker {</text:span></text:p>
      <text:p text:style-name="Preformatted_20_Text"><text:span text:style-name="Source_20_Text"><text:s text:c="3"/>struct unique {}; // Create a new unique type to avoid breaking ODR</text:span></text:p>
      <text:p text:style-name="Preformatted_20_Text"><text:span text:style-name="Source_20_Text"><text:s text:c="3"/>template &lt;&gt; </text:span></text:p>
      <text:p text:style-name="Preformatted_20_Text"><text:span text:style-name="Source_20_Text"><text:s text:c="3"/>std::ostream&amp; operator&lt;&lt; &lt;unique&gt;( std::ostream&amp;, const Test&lt;unique&gt;&amp; )</text:span></text:p>
      <text:p text:style-name="Preformatted_20_Text"><text:span text:style-name="Source_20_Text"><text:s text:c="3"/>{</text:span></text:p>
      <text:p text:style-name="Preformatted_20_Text"><text:span text:style-name="Source_20_Text"><text:s text:c="6"/>// if Test&lt;T&gt; is an extrovert, I can access and modify *any* Test&lt;T&gt;!!!</text:span></text:p>
      <text:p text:style-name="Preformatted_20_Text"><text:span text:style-name="Source_20_Text"><text:s text:c="6"/>// if Test&lt;T&gt; is an introvert, then I can only mess up with Test&lt;unique&gt; </text:span></text:p>
      <text:p text:style-name="Preformatted_20_Text"><text:span text:style-name="Source_20_Text"><text:s text:c="6"/>// which is just not so much fun...</text:span></text:p>
      <text:p text:style-name="Preformatted_20_Text"><text:span text:style-name="Source_20_Text"><text:s text:c="3"/>}</text:span></text:p>
      <text:p text:style-name="P1"><text:span text:style-name="Source_20_Tex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3T16:57:31.141093464</meta:creation-date>
    <dc:date>2018-05-13T16:57:59.021074053</dc:date>
    <meta:editing-duration>PT28S</meta:editing-duration>
    <meta:editing-cycles>1</meta:editing-cycles>
    <meta:generator>LibreOffice/5.1.2.2$Linux_X86_64 LibreOffice_project/10m0$Build-2</meta:generator>
    <meta:document-statistic meta:table-count="0" meta:image-count="0" meta:object-count="0" meta:page-count="2" meta:paragraph-count="52" meta:word-count="555" meta:character-count="3582" meta:non-whitespace-character-count="3011"/>
  </office:meta>
</office:document-meta>
</file>